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产品维度上话题的差异</text:p>
      <text:p text:style-name="P2">实验数据：iphone5s，华为荣耀3C的产品评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 </meta:initial-creator>
    <meta:creation-date>2014-10-23T16:33:45</meta:creation-date>
    <dc:date>2014-10-23T16:35:45</dc:date>
    <dc:creator>alber </dc:creator>
    <meta:editing-duration>P0D</meta:editing-duration>
    <meta:editing-cycles>1</meta:editing-cycles>
    <meta:document-statistic meta:table-count="0" meta:image-count="0" meta:object-count="0" meta:page-count="1" meta:paragraph-count="2" meta:word-count="10" meta:character-count="35" meta:non-whitespace-character-count="40"/>
    <meta:generator>LibreOffice/3.5$Linux_X86_64 LibreOffice_project/350m1$Build-2</meta:generator>
  </office:meta>
</office:document-meta>
</file>